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3bf" officeooo:paragraph-rsid="001a93bf"/>
    </style:style>
    <style:style style:name="P2" style:family="paragraph" style:parent-style-name="Standard">
      <style:paragraph-properties fo:text-align="center" style:justify-single-word="false"/>
      <style:text-properties officeooo:rsid="001a93bf" officeooo:paragraph-rsid="001a93bf"/>
    </style:style>
    <style:style style:name="P3" style:family="paragraph" style:parent-style-name="Standard" style:list-style-name="L1">
      <style:text-properties officeooo:rsid="001a93bf" officeooo:paragraph-rsid="001a93bf"/>
    </style:style>
    <style:style style:name="P4" style:family="paragraph" style:parent-style-name="Standard">
      <style:paragraph-properties fo:text-align="center" style:justify-single-word="false"/>
      <style:text-properties officeooo:paragraph-rsid="001a93bf"/>
    </style:style>
    <style:style style:name="P5" style:family="paragraph" style:parent-style-name="Standard">
      <style:text-properties officeooo:rsid="001b7435" officeooo:paragraph-rsid="001b7435"/>
    </style:style>
    <style:style style:name="P6" style:family="paragraph" style:parent-style-name="Standard" style:list-style-name="L1">
      <style:text-properties officeooo:rsid="001b7435" officeooo:paragraph-rsid="001b7435"/>
    </style:style>
    <style:style style:name="P7" style:family="paragraph" style:parent-style-name="Standard">
      <style:text-properties officeooo:rsid="001ca87d" officeooo:paragraph-rsid="001ca87d"/>
    </style:style>
    <style:style style:name="P8" style:family="paragraph" style:parent-style-name="Standard" style:list-style-name="L2">
      <style:text-properties officeooo:rsid="001ca87d" officeooo:paragraph-rsid="001ca87d"/>
    </style:style>
    <style:style style:name="P9" style:family="paragraph" style:parent-style-name="Standard">
      <style:text-properties officeooo:rsid="00208cfa" officeooo:paragraph-rsid="00208cfa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officeooo:rsid="001a93bf" officeooo:paragraph-rsid="001a93bf"/>
    </style:style>
    <style:style style:name="T1" style:family="text">
      <style:text-properties officeooo:rsid="001a93bf"/>
    </style:style>
    <style:style style:name="T2" style:family="text">
      <style:text-properties officeooo:rsid="001b7435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Sprawozdanie z ćwiczenia EA3 – silnik uniwersalny</text:p>
      <text:p text:style-name="P2">data wykonania ćwiczenia: 11.05.15</text:p>
      <text:p text:style-name="P2">grupa D</text:p>
      <text:p text:style-name="P4"><text:span text:style-name="T1">Maciej Podsiadło, Piotr Merynda, Dawid Legutki, Damian Paciuch, Łukasz Radzio</text:span></text:p>
      <text:p text:style-name="P10"/>
      <text:p text:style-name="Standard"/>
      <text:p text:style-name="P1">1) Charakterystyki mechaniczne</text:p>
      <text:p text:style-name="P1"><draw:frame draw:style-name="fr1" draw:name="Obiekt1" text:anchor-type="paragraph" svg:x="-1.711cm" svg:y="0.476cm" svg:width="19.876cm" svg:height="11.37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1.1) Obserwacje:</text:p>
      <text:list xml:id="list7094806706143637015" text:style-name="L1">
        <text:list-item>
          <text:p text:style-name="P3">przy takiej samej prędkości obrotowej można zaobserwować największy moment dla zasilania <text:span text:style-name="T2">przemiennego</text:span></text:p>
        </text:list-item>
        <text:list-item>
          <text:p text:style-name="P6">najmniejszy moment osiąga się dla zasilania z regulatora tyrystorowego</text:p>
        </text:list-item>
        <text:list-item>
          <text:p text:style-name="P3">dla określonej prędkości obrotowej moment przy zasilaniu z regulatora tyrystorowego jest mniejszy niż dla zasilania przemiennym prądem, co jest spowodowane stratami mocy na tyrystorach.</text:p>
        </text:list-item>
      </text:list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) Sprawność w funkcji mocy</text:p>
      <text:p text:style-name="P5"><draw:frame draw:style-name="fr1" draw:name="Obiekt2" text:anchor-type="paragraph" svg:x="-1.575cm" svg:y="0.478cm" svg:width="20.198cm" svg:height="9.3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>Obserwacje:</text:p>
      <text:list xml:id="list117706890504200777" text:style-name="L2">
        <text:list-item>
          <text:p text:style-name="P8">dla prądu przemiennego otrzymaliśmy największą moc na wale</text:p>
        </text:list-item>
        <text:list-item>
          <text:p text:style-name="P8">przedział sprawności silnika niezależnie od zasilania wynosi (40,70)</text:p>
        </text:list-item>
        <text:list-item>
          <text:p text:style-name="P8">natomiast to moc na wale zależy od zasilania, największą otrzymuje się dla zasilania przemiennego, a najmniejszą dla regulatora tyrystorowego</text:p>
        </text:list-item>
      </text:list>
      <text:p text:style-name="P7"/>
      <text:p text:style-name="P9">3) Dane pomiarowe oraz wyniki obliczeń</text:p>
      <text:p text:style-name="P9"/>
      <text:p text:style-name="P9"><draw:frame draw:style-name="fr2" draw:name="Obiekt3" text:anchor-type="paragraph" svg:width="15.584cm" svg:height="10.222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08:42:08.554018646</meta:creation-date>
    <dc:date>2015-05-25T09:17:05.884811511</dc:date>
    <meta:editing-duration>PT23M18S</meta:editing-duration>
    <meta:editing-cycles>5</meta:editing-cycles>
    <meta:generator>LibreOffice/4.2.8.2$Linux_X86_64 LibreOffice_project/420m0$Build-2</meta:generator>
    <meta:document-statistic meta:table-count="0" meta:image-count="0" meta:object-count="3" meta:page-count="2" meta:paragraph-count="15" meta:word-count="125" meta:character-count="918" meta:non-whitespace-character-count="8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75cm" svg:height="11.378cm" xlink:href="." xlink:type="simple" chart:class="chart:scatter" chart:style-name="ch1">
        <chart:title svg:x="6.82cm" svg:y="0.363cm" chart:style-name="ch2">
          <text:p>Charakterystyki mechaniczne</text:p>
        </chart:title>
        <chart:legend svg:x="15.31cm" svg:y="0cm" style:legend-expansion="custom" chartooo:width="3.172cm" chartooo:height="1.782cm" style:legend-expansion-aspect-ratio="1.78002244668911" chart:style-name="ch3"/>
        <chart:plot-area chart:style-name="ch4" chart:data-source-has-labels="both" svg:x="0.503cm" svg:y="1.414cm" svg:width="19.302cm" svg:height="9.496cm">
          <chartooo:coordinate-region svg:x="1.496cm" svg:y="1.644cm" svg:width="17.619cm" svg:height="8.557cm"/>
          <chart:axis chart:dimension="x" chart:name="primary-x" chart:style-name="ch5" chartooo:axis-type="auto">
            <chart:title svg:x="9.303cm" svg:y="10.799cm" chart:style-name="ch6">
              <text:p>n [obr/min]</text:p>
            </chart:title>
            <chart:categories table:cell-range-address="local-table.$A$2:.$A$10"/>
          </chart:axis>
          <chart:axis chart:dimension="y" chart:name="primary-y" chart:style-name="ch7">
            <chart:title svg:x="0.001cm" svg:y="6.731cm" chart:style-name="ch8">
              <text:p>T [Nm]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E$2:.$E$10" chart:label-cell-address="local-table.$E$1" chart:class="chart:scatter">
            <chart:domain table:cell-range-address="local-table.$D$2:.$D$10"/>
            <chart:data-point chart:repeated="9"/>
          </chart:series>
          <chart:series chart:style-name="ch12" chart:values-cell-range-address="local-table.$G$2:.$G$10" chart:label-cell-address="local-table.$G$1" chart:class="chart:scatter">
            <chart:domain table:cell-range-address="local-table.$F$2:.$F$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yprostowane</text:p>
              </table:table-cell>
              <table:table-cell office:value-type="string">
                <text:p/>
              </table:table-cell>
              <table:table-cell office:value-type="string">
                <text:p>przemienne</text:p>
              </table:table-cell>
              <table:table-cell office:value-type="string">
                <text:p/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0.133294777070064">
                <text:p>0.133294777070064</text:p>
              </table:table-cell>
              <table:table-cell office:value-type="float" office:value="5000">
                <text:p>5000</text:p>
              </table:table-cell>
              <table:table-cell office:value-type="float" office:value="0.131804331210191">
                <text:p>0.131804331210191</text:p>
              </table:table-cell>
              <table:table-cell office:value-type="float" office:value="5000">
                <text:p>5000</text:p>
              </table:table-cell>
              <table:table-cell office:value-type="float" office:value="0.128742038216561">
                <text:p>0.128742038216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00">
                <text:p>4900</text:p>
              </table:table-cell>
              <table:table-cell office:value-type="float" office:value="0.13617652411283">
                <text:p>0.13617652411283</text:p>
              </table:table-cell>
              <table:table-cell office:value-type="float" office:value="4900">
                <text:p>4900</text:p>
              </table:table-cell>
              <table:table-cell office:value-type="float" office:value="0.146752372286494">
                <text:p>0.146752372286494</text:p>
              </table:table-cell>
              <table:table-cell office:value-type="float" office:value="4900">
                <text:p>4900</text:p>
              </table:table-cell>
              <table:table-cell office:value-type="float" office:value="0.133446769790719">
                <text:p>0.133446769790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0">
                <text:p>4800</text:p>
              </table:table-cell>
              <table:table-cell office:value-type="float" office:value="0.149350318471338">
                <text:p>0.149350318471338</text:p>
              </table:table-cell>
              <table:table-cell office:value-type="float" office:value="4800">
                <text:p>4800</text:p>
              </table:table-cell>
              <table:table-cell office:value-type="float" office:value="0.168300955414013">
                <text:p>0.168300955414013</text:p>
              </table:table-cell>
              <table:table-cell office:value-type="float" office:value="4800">
                <text:p>4800</text:p>
              </table:table-cell>
              <table:table-cell office:value-type="float" office:value="0.151070063694268">
                <text:p>0.151070063694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00">
                <text:p>4700</text:p>
              </table:table-cell>
              <table:table-cell office:value-type="float" office:value="0.151743325653883">
                <text:p>0.151743325653883</text:p>
              </table:table-cell>
              <table:table-cell office:value-type="float" office:value="4600">
                <text:p>4600</text:p>
              </table:table-cell>
              <table:table-cell office:value-type="float" office:value="0.190699390750485">
                <text:p>0.190699390750485</text:p>
              </table:table-cell>
              <table:table-cell office:value-type="float" office:value="4500">
                <text:p>4500</text:p>
              </table:table-cell>
              <table:table-cell office:value-type="float" office:value="0.155859872611465">
                <text:p>0.155859872611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00">
                <text:p>4500</text:p>
              </table:table-cell>
              <table:table-cell office:value-type="float" office:value="0.162782590233546">
                <text:p>0.162782590233546</text:p>
              </table:table-cell>
              <table:table-cell office:value-type="float" office:value="4400">
                <text:p>4400</text:p>
              </table:table-cell>
              <table:table-cell office:value-type="float" office:value="0.195641430225825">
                <text:p>0.195641430225825</text:p>
              </table:table-cell>
              <table:table-cell office:value-type="float" office:value="4300">
                <text:p>4300</text:p>
              </table:table-cell>
              <table:table-cell office:value-type="float" office:value="0.161912901792327">
                <text:p>0.161912901792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0">
                <text:p>4300</text:p>
              </table:table-cell>
              <table:table-cell office:value-type="float" office:value="0.172195822841061">
                <text:p>0.172195822841061</text:p>
              </table:table-cell>
              <table:table-cell office:value-type="float" office:value="4300">
                <text:p>4300</text:p>
              </table:table-cell>
              <table:table-cell office:value-type="float" office:value="0.200588061027996">
                <text:p>0.200588061027996</text:p>
              </table:table-cell>
              <table:table-cell office:value-type="float" office:value="4000">
                <text:p>4000</text:p>
              </table:table-cell>
              <table:table-cell office:value-type="float" office:value="0.173407643312102">
                <text:p>0.1734076433121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">
                <text:p>3700</text:p>
              </table:table-cell>
              <table:table-cell office:value-type="float" office:value="0.204881046651747">
                <text:p>0.204881046651747</text:p>
              </table:table-cell>
              <table:table-cell office:value-type="float" office:value="4100">
                <text:p>4100</text:p>
              </table:table-cell>
              <table:table-cell office:value-type="float" office:value="0.210022370669567">
                <text:p>0.210022370669567</text:p>
              </table:table-cell>
              <table:table-cell office:value-type="float" office:value="3700">
                <text:p>3700</text:p>
              </table:table-cell>
              <table:table-cell office:value-type="float" office:value="0.17708624548115">
                <text:p>0.17708624548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">
                <text:p>3100</text:p>
              </table:table-cell>
              <table:table-cell office:value-type="float" office:value="0.236829874666119">
                <text:p>0.236829874666119</text:p>
              </table:table-cell>
              <table:table-cell office:value-type="float" office:value="3800">
                <text:p>3800</text:p>
              </table:table-cell>
              <table:table-cell office:value-type="float" office:value="0.216492792490781">
                <text:p>0.216492792490781</text:p>
              </table:table-cell>
              <table:table-cell office:value-type="float" office:value="3200">
                <text:p>3200</text:p>
              </table:table-cell>
              <table:table-cell office:value-type="float" office:value="0.180675955414013">
                <text:p>0.180675955414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0">
                <text:p>3000</text:p>
              </table:table-cell>
              <table:table-cell office:value-type="float" office:value="0.110453503184713">
                <text:p>0.1104535031847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98cm" svg:height="9.35cm" xlink:href="." xlink:type="simple" chart:class="chart:scatter" chart:style-name="ch1">
        <chart:title svg:x="8.887cm" svg:y="0.323cm" chart:style-name="ch2">
          <text:p>Sprawność</text:p>
        </chart:title>
        <chart:legend svg:x="15.121cm" svg:y="0cm" style:legend-expansion="custom" chartooo:width="3.894cm" chartooo:height="1.849cm" style:legend-expansion-aspect-ratio="2.1060032449973" chart:style-name="ch3"/>
        <chart:plot-area chart:style-name="ch4" chart:data-source-has-labels="both" svg:x="0.617cm" svg:y="1.848cm" svg:width="19.477cm" svg:height="7.116cm">
          <chartooo:coordinate-region svg:x="1.292cm" svg:y="2.079cm" svg:width="18.218cm" svg:height="6.176cm"/>
          <chart:axis chart:dimension="x" chart:name="primary-x" chart:style-name="ch5" chartooo:axis-type="auto">
            <chart:title svg:x="9.539cm" svg:y="8.771cm" chart:style-name="ch6">
              <text:p>Pobsil [W]</text:p>
            </chart:title>
            <chart:categories table:cell-range-address="local-table.$A$2:.$A$10"/>
          </chart:axis>
          <chart:axis chart:dimension="y" chart:name="primary-y" chart:style-name="ch7">
            <chart:title svg:x="0.001cm" svg:y="6.557cm" chart:style-name="ch8">
              <text:p>sprawność [%]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series chart:style-name="ch11" chart:values-cell-range-address="local-table.$E$2:.$E$10" chart:label-cell-address="local-table.$E$1" chart:class="chart:scatter">
            <chart:domain table:cell-range-address="local-table.$D$2:.$D$10"/>
            <chart:data-point chart:repeated="9"/>
          </chart:series>
          <chart:series chart:style-name="ch12" chart:values-cell-range-address="local-table.$G$2:.$G$10" chart:label-cell-address="local-table.$G$1" chart:class="chart:scatter">
            <chart:domain table:cell-range-address="local-table.$F$2:.$F$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yprostowane</text:p>
              </table:table-cell>
              <table:table-cell office:value-type="string">
                <text:p/>
              </table:table-cell>
              <table:table-cell office:value-type="string">
                <text:p>przemienne</text:p>
              </table:table-cell>
              <table:table-cell office:value-type="string">
                <text:p/>
              </table:table-cell>
              <table:table-cell office:value-type="string">
                <text:p>reg. tyrystoro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7576">
                <text:p>69.7576</text:p>
              </table:table-cell>
              <table:table-cell office:value-type="float" office:value="64.5903703703704">
                <text:p>64.5903703703704</text:p>
              </table:table-cell>
              <table:table-cell office:value-type="float" office:value="68.9776">
                <text:p>68.9776</text:p>
              </table:table-cell>
              <table:table-cell office:value-type="float" office:value="61.5871428571429">
                <text:p>61.5871428571429</text:p>
              </table:table-cell>
              <table:table-cell office:value-type="float" office:value="67.375">
                <text:p>67.375</text:p>
              </table:table-cell>
              <table:table-cell office:value-type="float" office:value="64.7836538461538">
                <text:p>64.78365384615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8404">
                <text:p>69.8404</text:p>
              </table:table-cell>
              <table:table-cell office:value-type="float" office:value="63.4912727272727">
                <text:p>63.4912727272727</text:p>
              </table:table-cell>
              <table:table-cell office:value-type="float" office:value="75.2644">
                <text:p>75.2644</text:p>
              </table:table-cell>
              <table:table-cell office:value-type="float" office:value="60.6970967741936">
                <text:p>60.6970967741936</text:p>
              </table:table-cell>
              <table:table-cell office:value-type="float" office:value="68.4404">
                <text:p>68.4404</text:p>
              </table:table-cell>
              <table:table-cell office:value-type="float" office:value="62.2185454545455">
                <text:p>62.218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.0336">
                <text:p>75.0336</text:p>
              </table:table-cell>
              <table:table-cell office:value-type="float" office:value="62.528">
                <text:p>62.528</text:p>
              </table:table-cell>
              <table:table-cell office:value-type="float" office:value="84.5544">
                <text:p>84.5544</text:p>
              </table:table-cell>
              <table:table-cell office:value-type="float" office:value="58.7183333333333">
                <text:p>58.7183333333333</text:p>
              </table:table-cell>
              <table:table-cell office:value-type="float" office:value="75.8976">
                <text:p>75.8976</text:p>
              </table:table-cell>
              <table:table-cell office:value-type="float" office:value="60.2361904761905">
                <text:p>60.2361904761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4.6476">
                <text:p>74.6476</text:p>
              </table:table-cell>
              <table:table-cell office:value-type="float" office:value="61.1865573770492">
                <text:p>61.1865573770492</text:p>
              </table:table-cell>
              <table:table-cell office:value-type="float" office:value="91.8154">
                <text:p>91.8154</text:p>
              </table:table-cell>
              <table:table-cell office:value-type="float" office:value="57.384625">
                <text:p>57.384625</text:p>
              </table:table-cell>
              <table:table-cell office:value-type="float" office:value="73.41">
                <text:p>73.41</text:p>
              </table:table-cell>
              <table:table-cell office:value-type="float" office:value="56.4692307692308">
                <text:p>56.4692307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.6706">
                <text:p>76.6706</text:p>
              </table:table-cell>
              <table:table-cell office:value-type="float" office:value="59.89890625">
                <text:p>59.89890625</text:p>
              </table:table-cell>
              <table:table-cell office:value-type="float" office:value="90.0994">
                <text:p>90.0994</text:p>
              </table:table-cell>
              <table:table-cell office:value-type="float" office:value="53.6305952380952">
                <text:p>53.6305952380952</text:p>
              </table:table-cell>
              <table:table-cell office:value-type="float" office:value="72.8716">
                <text:p>72.8716</text:p>
              </table:table-cell>
              <table:table-cell office:value-type="float" office:value="53.5820588235294">
                <text:p>53.582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.4996">
                <text:p>77.4996</text:p>
              </table:table-cell>
              <table:table-cell office:value-type="float" office:value="56.1591304347826">
                <text:p>56.1591304347826</text:p>
              </table:table-cell>
              <table:table-cell office:value-type="float" office:value="90.278">
                <text:p>90.278</text:p>
              </table:table-cell>
              <table:table-cell office:value-type="float" office:value="52.4872093023256">
                <text:p>52.4872093023256</text:p>
              </table:table-cell>
              <table:table-cell office:value-type="float" office:value="72.6">
                <text:p>72.6</text:p>
              </table:table-cell>
              <table:table-cell office:value-type="float" office:value="51.8571428571429">
                <text:p>51.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3436">
                <text:p>79.3436</text:p>
              </table:table-cell>
              <table:table-cell office:value-type="float" office:value="48.9775308641975">
                <text:p>48.9775308641975</text:p>
              </table:table-cell>
              <table:table-cell office:value-type="float" office:value="90.1276">
                <text:p>90.1276</text:p>
              </table:table-cell>
              <table:table-cell office:value-type="float" office:value="50.0708888888889">
                <text:p>50.0708888888889</text:p>
              </table:table-cell>
              <table:table-cell office:value-type="float" office:value="68.5796">
                <text:p>68.5796</text:p>
              </table:table-cell>
              <table:table-cell office:value-type="float" office:value="47.6247222222222">
                <text:p>47.6247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8434">
                <text:p>76.8434</text:p>
              </table:table-cell>
              <table:table-cell office:value-type="float" office:value="41.3136559139785">
                <text:p>41.3136559139785</text:p>
              </table:table-cell>
              <table:table-cell office:value-type="float" office:value="86.1064">
                <text:p>86.1064</text:p>
              </table:table-cell>
              <table:table-cell office:value-type="float" office:value="45.3191578947368">
                <text:p>45.3191578947368</text:p>
              </table:table-cell>
              <table:table-cell office:value-type="float" office:value="60.5144">
                <text:p>60.5144</text:p>
              </table:table-cell>
              <table:table-cell office:value-type="float" office:value="40.8881081081081">
                <text:p>40.8881081081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6824">
                <text:p>34.6824</text:p>
              </table:table-cell>
              <table:table-cell office:value-type="float" office:value="22.521038961039">
                <text:p>22.521038961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2">
      <style:table-cell-properties fo:border="0.06pt solid #000000" style:rotation-align="none"/>
      <style:text-properties style:text-position=""/>
    </style:style>
    <style:style style:name="ce3" style:family="table-cell" style:parent-style-name="Default" style:data-style-name="N2">
      <style:table-cell-properties fo:border="0.06pt solid #000000"/>
      <style:text-properties style:text-position=""/>
    </style:style>
    <style:style style:name="ce4" style:family="table-cell" style:parent-style-name="Default" style:data-style-name="N2">
      <style:table-cell-properties style:text-align-source="fix" style:repeat-content="false" fo:border="0.06pt solid #000000" style:rotation-align="none" style:vertical-align="middle"/>
      <style:paragraph-properties fo:text-align="center"/>
      <style:text-properties style:text-position=""/>
    </style:style>
    <style:style style:name="ce5" style:family="table-cell" style:parent-style-name="Default" style:data-style-name="N2">
      <style:text-properties style:text-position=""/>
    </style:style>
    <style:style style:name="ce6" style:family="table-cell" style:parent-style-name="Default" style:data-style-name="N2">
      <style:table-cell-properties style:rotation-align="none"/>
      <style:text-properties style:text-position=""/>
    </style:style>
    <style:style style:name="ce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2">
      <style:table-cell-properties fo:border="0.06pt solid #000000" style:rotation-align="none"/>
    </style:style>
    <style:style style:name="ce9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style:rotation-align="none"/>
    </style:style>
  </office:automatic-styles>
  <office:body>
    <office:spreadsheet>
      <table:table table:name="Arkusz1" table:style-name="ta1">
        <table:table-column table:style-name="co1" table:number-columns-repeated="11" table:default-cell-style-name="Default"/>
        <table:table-row table:style-name="ro1" table:number-rows-repeated="37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10"/>
          <table:covered-table-cell table:number-columns-repeated="3" table:style-name="ce9"/>
          <table:covered-table-cell table:style-name="ce10"/>
          <table:covered-table-cell table:number-columns-repeated="5" table:style-name="ce9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pobsil</text:p>
          </table:table-cell>
          <table:table-cell table:style-name="ce8" office:value-type="string" calcext:value-type="string">
            <text:p>Ip</text:p>
          </table:table-cell>
          <table:table-cell table:style-name="ce8" office:value-type="string" calcext:value-type="string">
            <text:p>Up</text:p>
          </table:table-cell>
          <table:table-cell table:style-name="ce8" office:value-type="string" calcext:value-type="string">
            <text:p>Pod</text:p>
          </table:table-cell>
          <table:table-cell table:style-name="ce8" office:value-type="string" calcext:value-type="string">
            <text:p>Pcu</text:p>
          </table:table-cell>
          <table:table-cell table:style-name="ce8" office:value-type="string" calcext:value-type="string">
            <text:p>P0</text:p>
          </table:table-cell>
          <table:table-cell table:style-name="ce8" office:value-type="string" calcext:value-type="string">
            <text:p>P_odsil</text:p>
          </table:table-cell>
          <table:table-cell table:style-name="ce8" office:value-type="string" calcext:value-type="string">
            <text:p>omega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Sprawność</text:p>
          </table:table-cell>
        </table:table-row>
        <table:table-row table:style-name="ro1">
          <table:table-cell table:style-name="ce9" office:value-type="float" office:value="5000" calcext:value-type="float">
            <text:p>5000,00</text:p>
          </table:table-cell>
          <table:table-cell table:style-name="ce9" office:value-type="float" office:value="108" calcext:value-type="float">
            <text:p>108,00</text:p>
          </table:table-cell>
          <table:table-cell table:style-name="ce9" office:value-type="float" office:value="0.26" calcext:value-type="float">
            <text:p>0,26</text:p>
          </table:table-cell>
          <table:table-cell table:style-name="ce9" office:value-type="float" office:value="125" calcext:value-type="float">
            <text:p>125,00</text:p>
          </table:table-cell>
          <table:table-cell table:style-name="ce8" table:formula="of:=[.C40]*[.D40]" office:value-type="float" office:value="32.5" calcext:value-type="float">
            <text:p>32,50</text:p>
          </table:table-cell>
          <table:table-cell table:style-name="ce8" table:formula="of:=26*[.C40]*[.C40]" office:value-type="float" office:value="1.7576" calcext:value-type="float">
            <text:p>1,76</text:p>
          </table:table-cell>
          <table:table-cell table:style-name="ce8" table:formula="of:=1.2*[.A40]*[.A40]*10^(-6)+1.1*[.A40]*10^(-3)" office:value-type="float" office:value="35.5" calcext:value-type="float">
            <text:p>35,50</text:p>
          </table:table-cell>
          <table:table-cell table:style-name="ce8" table:formula="of:=[.E40]+[.F40]+[.G40]" office:value-type="float" office:value="69.7576" calcext:value-type="float">
            <text:p>69,76</text:p>
          </table:table-cell>
          <table:table-cell table:style-name="ce8" table:formula="of:=3.14*[.A40]/30" office:value-type="float" office:value="523.333333333333" calcext:value-type="float">
            <text:p>523,33</text:p>
          </table:table-cell>
          <table:table-cell table:style-name="ce8" table:formula="of:=[.H40]/[.I40]" office:value-type="float" office:value="0.133294777070064" calcext:value-type="float">
            <text:p>0,13</text:p>
          </table:table-cell>
          <table:table-cell table:style-name="ce8" table:formula="of:=[.H40]/[.B40]*100" office:value-type="float" office:value="64.5903703703704" calcext:value-type="float">
            <text:p>64,59</text:p>
          </table:table-cell>
        </table:table-row>
        <table:table-row table:style-name="ro1">
          <table:table-cell table:style-name="ce9" office:value-type="float" office:value="4900" calcext:value-type="float">
            <text:p>4900,00</text:p>
          </table:table-cell>
          <table:table-cell table:style-name="ce9" office:value-type="float" office:value="110" calcext:value-type="float">
            <text:p>110,00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120" calcext:value-type="float">
            <text:p>120,00</text:p>
          </table:table-cell>
          <table:table-cell table:style-name="ce8" table:formula="of:=[.C41]*[.D41]" office:value-type="float" office:value="33.6" calcext:value-type="float">
            <text:p>33,60</text:p>
          </table:table-cell>
          <table:table-cell table:style-name="ce8" table:formula="of:=26*[.C41]*[.C41]" office:value-type="float" office:value="2.0384" calcext:value-type="float">
            <text:p>2,04</text:p>
          </table:table-cell>
          <table:table-cell table:style-name="ce8" table:formula="of:=1.2*[.A41]*[.A41]*10^(-6)+1.1*[.A41]*10^(-3)" office:value-type="float" office:value="34.202" calcext:value-type="float">
            <text:p>34,20</text:p>
          </table:table-cell>
          <table:table-cell table:style-name="ce8" table:formula="of:=[.E41]+[.F41]+[.G41]" office:value-type="float" office:value="69.8404" calcext:value-type="float">
            <text:p>69,84</text:p>
          </table:table-cell>
          <table:table-cell table:style-name="ce8" table:formula="of:=3.14*[.A41]/30" office:value-type="float" office:value="512.866666666667" calcext:value-type="float">
            <text:p>512,87</text:p>
          </table:table-cell>
          <table:table-cell table:style-name="ce8" table:formula="of:=[.H41]/[.I41]" office:value-type="float" office:value="0.13617652411283" calcext:value-type="float">
            <text:p>0,14</text:p>
          </table:table-cell>
          <table:table-cell table:style-name="ce8" table:formula="of:=[.H41]/[.B41]*100" office:value-type="float" office:value="63.4912727272727" calcext:value-type="float">
            <text:p>63,49</text:p>
          </table:table-cell>
        </table:table-row>
        <table:table-row table:style-name="ro1">
          <table:table-cell table:style-name="ce9" office:value-type="float" office:value="4800" calcext:value-type="float">
            <text:p>4800,00</text:p>
          </table:table-cell>
          <table:table-cell table:style-name="ce9" office:value-type="float" office:value="120" calcext:value-type="float">
            <text:p>120,00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115" calcext:value-type="float">
            <text:p>115,00</text:p>
          </table:table-cell>
          <table:table-cell table:style-name="ce8" table:formula="of:=[.C42]*[.D42]" office:value-type="float" office:value="39.1" calcext:value-type="float">
            <text:p>39,10</text:p>
          </table:table-cell>
          <table:table-cell table:style-name="ce8" table:formula="of:=26*[.C42]*[.C42]" office:value-type="float" office:value="3.0056" calcext:value-type="float">
            <text:p>3,01</text:p>
          </table:table-cell>
          <table:table-cell table:style-name="ce8" table:formula="of:=1.2*[.A42]*[.A42]*10^(-6)+1.1*[.A42]*10^(-3)" office:value-type="float" office:value="32.928" calcext:value-type="float">
            <text:p>32,93</text:p>
          </table:table-cell>
          <table:table-cell table:style-name="ce8" table:formula="of:=[.E42]+[.F42]+[.G42]" office:value-type="float" office:value="75.0336" calcext:value-type="float">
            <text:p>75,03</text:p>
          </table:table-cell>
          <table:table-cell table:style-name="ce8" table:formula="of:=3.14*[.A42]/30" office:value-type="float" office:value="502.4" calcext:value-type="float">
            <text:p>502,40</text:p>
          </table:table-cell>
          <table:table-cell table:style-name="ce8" table:formula="of:=[.H42]/[.I42]" office:value-type="float" office:value="0.149350318471338" calcext:value-type="float">
            <text:p>0,15</text:p>
          </table:table-cell>
          <table:table-cell table:style-name="ce8" table:formula="of:=[.H42]/[.B42]*100" office:value-type="float" office:value="62.528" calcext:value-type="float">
            <text:p>62,53</text:p>
          </table:table-cell>
        </table:table-row>
        <table:table-row table:style-name="ro1">
          <table:table-cell table:style-name="ce9" office:value-type="float" office:value="4700" calcext:value-type="float">
            <text:p>4700,00</text:p>
          </table:table-cell>
          <table:table-cell table:style-name="ce9" office:value-type="float" office:value="122" calcext:value-type="float">
            <text:p>122,00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110" calcext:value-type="float">
            <text:p>110,00</text:p>
          </table:table-cell>
          <table:table-cell table:style-name="ce8" table:formula="of:=[.C43]*[.D43]" office:value-type="float" office:value="39.6" calcext:value-type="float">
            <text:p>39,60</text:p>
          </table:table-cell>
          <table:table-cell table:style-name="ce8" table:formula="of:=26*[.C43]*[.C43]" office:value-type="float" office:value="3.3696" calcext:value-type="float">
            <text:p>3,37</text:p>
          </table:table-cell>
          <table:table-cell table:style-name="ce8" table:formula="of:=1.2*[.A43]*[.A43]*10^(-6)+1.1*[.A43]*10^(-3)" office:value-type="float" office:value="31.678" calcext:value-type="float">
            <text:p>31,68</text:p>
          </table:table-cell>
          <table:table-cell table:style-name="ce8" table:formula="of:=[.E43]+[.F43]+[.G43]" office:value-type="float" office:value="74.6476" calcext:value-type="float">
            <text:p>74,65</text:p>
          </table:table-cell>
          <table:table-cell table:style-name="ce8" table:formula="of:=3.14*[.A43]/30" office:value-type="float" office:value="491.933333333333" calcext:value-type="float">
            <text:p>491,93</text:p>
          </table:table-cell>
          <table:table-cell table:style-name="ce8" table:formula="of:=[.H43]/[.I43]" office:value-type="float" office:value="0.151743325653883" calcext:value-type="float">
            <text:p>0,15</text:p>
          </table:table-cell>
          <table:table-cell table:style-name="ce8" table:formula="of:=[.H43]/[.B43]*100" office:value-type="float" office:value="61.1865573770492" calcext:value-type="float">
            <text:p>61,19</text:p>
          </table:table-cell>
        </table:table-row>
        <table:table-row table:style-name="ro1">
          <table:table-cell table:style-name="ce9" office:value-type="float" office:value="4500" calcext:value-type="float">
            <text:p>4500,00</text:p>
          </table:table-cell>
          <table:table-cell table:style-name="ce9" office:value-type="float" office:value="128" calcext:value-type="float">
            <text:p>128,00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office:value-type="float" office:value="105" calcext:value-type="float">
            <text:p>105,00</text:p>
          </table:table-cell>
          <table:table-cell table:style-name="ce8" table:formula="of:=[.C44]*[.D44]" office:value-type="float" office:value="43.05" calcext:value-type="float">
            <text:p>43,05</text:p>
          </table:table-cell>
          <table:table-cell table:style-name="ce8" table:formula="of:=26*[.C44]*[.C44]" office:value-type="float" office:value="4.3706" calcext:value-type="float">
            <text:p>4,37</text:p>
          </table:table-cell>
          <table:table-cell table:style-name="ce8" table:formula="of:=1.2*[.A44]*[.A44]*10^(-6)+1.1*[.A44]*10^(-3)" office:value-type="float" office:value="29.25" calcext:value-type="float">
            <text:p>29,25</text:p>
          </table:table-cell>
          <table:table-cell table:style-name="ce8" table:formula="of:=[.E44]+[.F44]+[.G44]" office:value-type="float" office:value="76.6706" calcext:value-type="float">
            <text:p>76,67</text:p>
          </table:table-cell>
          <table:table-cell table:style-name="ce8" table:formula="of:=3.14*[.A44]/30" office:value-type="float" office:value="471" calcext:value-type="float">
            <text:p>471,00</text:p>
          </table:table-cell>
          <table:table-cell table:style-name="ce8" table:formula="of:=[.H44]/[.I44]" office:value-type="float" office:value="0.162782590233546" calcext:value-type="float">
            <text:p>0,16</text:p>
          </table:table-cell>
          <table:table-cell table:style-name="ce8" table:formula="of:=[.H44]/[.B44]*100" office:value-type="float" office:value="59.89890625" calcext:value-type="float">
            <text:p>59,90</text:p>
          </table:table-cell>
        </table:table-row>
        <table:table-row table:style-name="ro1">
          <table:table-cell table:style-name="ce9" office:value-type="float" office:value="4300" calcext:value-type="float">
            <text:p>4300,00</text:p>
          </table:table-cell>
          <table:table-cell table:style-name="ce9" office:value-type="float" office:value="138" calcext:value-type="float">
            <text:p>138,00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98" calcext:value-type="float">
            <text:p>98,00</text:p>
          </table:table-cell>
          <table:table-cell table:style-name="ce8" table:formula="of:=[.C45]*[.D45]" office:value-type="float" office:value="45.08" calcext:value-type="float">
            <text:p>45,08</text:p>
          </table:table-cell>
          <table:table-cell table:style-name="ce8" table:formula="of:=26*[.C45]*[.C45]" office:value-type="float" office:value="5.5016" calcext:value-type="float">
            <text:p>5,50</text:p>
          </table:table-cell>
          <table:table-cell table:style-name="ce8" table:formula="of:=1.2*[.A45]*[.A45]*10^(-6)+1.1*[.A45]*10^(-3)" office:value-type="float" office:value="26.918" calcext:value-type="float">
            <text:p>26,92</text:p>
          </table:table-cell>
          <table:table-cell table:style-name="ce8" table:formula="of:=[.E45]+[.F45]+[.G45]" office:value-type="float" office:value="77.4996" calcext:value-type="float">
            <text:p>77,50</text:p>
          </table:table-cell>
          <table:table-cell table:style-name="ce8" table:formula="of:=3.14*[.A45]/30" office:value-type="float" office:value="450.066666666667" calcext:value-type="float">
            <text:p>450,07</text:p>
          </table:table-cell>
          <table:table-cell table:style-name="ce8" table:formula="of:=[.H45]/[.I45]" office:value-type="float" office:value="0.172195822841061" calcext:value-type="float">
            <text:p>0,17</text:p>
          </table:table-cell>
          <table:table-cell table:style-name="ce8" table:formula="of:=[.H45]/[.B45]*100" office:value-type="float" office:value="56.1591304347826" calcext:value-type="float">
            <text:p>56,16</text:p>
          </table:table-cell>
        </table:table-row>
        <table:table-row table:style-name="ro1">
          <table:table-cell table:style-name="ce9" office:value-type="float" office:value="3700" calcext:value-type="float">
            <text:p>3700,00</text:p>
          </table:table-cell>
          <table:table-cell table:style-name="ce9" office:value-type="float" office:value="162" calcext:value-type="float">
            <text:p>162,00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72" calcext:value-type="float">
            <text:p>72,00</text:p>
          </table:table-cell>
          <table:table-cell table:style-name="ce8" table:formula="of:=[.C46]*[.D46]" office:value-type="float" office:value="47.52" calcext:value-type="float">
            <text:p>47,52</text:p>
          </table:table-cell>
          <table:table-cell table:style-name="ce8" table:formula="of:=26*[.C46]*[.C46]" office:value-type="float" office:value="11.3256" calcext:value-type="float">
            <text:p>11,33</text:p>
          </table:table-cell>
          <table:table-cell table:style-name="ce8" table:formula="of:=1.2*[.A46]*[.A46]*10^(-6)+1.1*[.A46]*10^(-3)" office:value-type="float" office:value="20.498" calcext:value-type="float">
            <text:p>20,50</text:p>
          </table:table-cell>
          <table:table-cell table:style-name="ce8" table:formula="of:=[.E46]+[.F46]+[.G46]" office:value-type="float" office:value="79.3436" calcext:value-type="float">
            <text:p>79,34</text:p>
          </table:table-cell>
          <table:table-cell table:style-name="ce8" table:formula="of:=3.14*[.A46]/30" office:value-type="float" office:value="387.266666666667" calcext:value-type="float">
            <text:p>387,27</text:p>
          </table:table-cell>
          <table:table-cell table:style-name="ce8" table:formula="of:=[.H46]/[.I46]" office:value-type="float" office:value="0.204881046651747" calcext:value-type="float">
            <text:p>0,20</text:p>
          </table:table-cell>
          <table:table-cell table:style-name="ce8" table:formula="of:=[.H46]/[.B46]*100" office:value-type="float" office:value="48.9775308641975" calcext:value-type="float">
            <text:p>48,98</text:p>
          </table:table-cell>
        </table:table-row>
        <table:table-row table:style-name="ro1">
          <table:table-cell table:style-name="ce9" office:value-type="float" office:value="3100" calcext:value-type="float">
            <text:p>3100,00</text:p>
          </table:table-cell>
          <table:table-cell table:style-name="ce9" office:value-type="float" office:value="186" calcext:value-type="float">
            <text:p>186,00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53" calcext:value-type="float">
            <text:p>53,00</text:p>
          </table:table-cell>
          <table:table-cell table:style-name="ce8" table:formula="of:=[.C47]*[.D47]" office:value-type="float" office:value="43.99" calcext:value-type="float">
            <text:p>43,99</text:p>
          </table:table-cell>
          <table:table-cell table:style-name="ce8" table:formula="of:=26*[.C47]*[.C47]" office:value-type="float" office:value="17.9114" calcext:value-type="float">
            <text:p>17,91</text:p>
          </table:table-cell>
          <table:table-cell table:style-name="ce8" table:formula="of:=1.2*[.A47]*[.A47]*10^(-6)+1.1*[.A47]*10^(-3)" office:value-type="float" office:value="14.942" calcext:value-type="float">
            <text:p>14,94</text:p>
          </table:table-cell>
          <table:table-cell table:style-name="ce8" table:formula="of:=[.E47]+[.F47]+[.G47]" office:value-type="float" office:value="76.8434" calcext:value-type="float">
            <text:p>76,84</text:p>
          </table:table-cell>
          <table:table-cell table:style-name="ce8" table:formula="of:=3.14*[.A47]/30" office:value-type="float" office:value="324.466666666667" calcext:value-type="float">
            <text:p>324,47</text:p>
          </table:table-cell>
          <table:table-cell table:style-name="ce8" table:formula="of:=[.H47]/[.I47]" office:value-type="float" office:value="0.236829874666119" calcext:value-type="float">
            <text:p>0,24</text:p>
          </table:table-cell>
          <table:table-cell table:style-name="ce8" table:formula="of:=[.H47]/[.B47]*100" office:value-type="float" office:value="41.3136559139785" calcext:value-type="float">
            <text:p>41,31</text:p>
          </table:table-cell>
        </table:table-row>
        <table:table-row table:style-name="ro1">
          <table:table-cell table:style-name="ce9"/>
          <table:table-cell table:style-name="ce11" table:number-columns-repeated="3"/>
          <table:table-cell table:style-name="ce12" table:number-columns-repeated="6"/>
          <table:table-cell table:style-name="ce11"/>
        </table:table-row>
        <table:table-row table:style-name="ro1">
          <table:table-cell table:style-name="ce7" office:value-type="string" calcext:value-type="string" table:number-columns-spanned="11" table:number-rows-spanned="1">
            <text:p>zasilanie napieciem przemiennym U = 182 V</text:p>
          </table:table-cell>
          <table:covered-table-cell table:style-name="ce10"/>
          <table:covered-table-cell table:number-columns-repeated="2" table:style-name="ce9"/>
          <table:covered-table-cell table:number-columns-repeated="6" table:style-name="ce8"/>
          <table:covered-table-cell table:style-name="ce9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Ppobsil</text:p>
          </table:table-cell>
          <table:table-cell table:style-name="ce8" office:value-type="string" calcext:value-type="string">
            <text:p>Ip</text:p>
          </table:table-cell>
          <table:table-cell table:style-name="ce8" office:value-type="string" calcext:value-type="string">
            <text:p>Up</text:p>
          </table:table-cell>
          <table:table-cell table:style-name="ce8" office:value-type="string" calcext:value-type="string">
            <text:p>Pod</text:p>
          </table:table-cell>
          <table:table-cell table:style-name="ce8" office:value-type="string" calcext:value-type="string">
            <text:p>Pcu</text:p>
          </table:table-cell>
          <table:table-cell table:style-name="ce8" office:value-type="string" calcext:value-type="string">
            <text:p>P0</text:p>
          </table:table-cell>
          <table:table-cell table:style-name="ce8" office:value-type="string" calcext:value-type="string">
            <text:p>P_odsil</text:p>
          </table:table-cell>
          <table:table-cell table:style-name="ce8" office:value-type="string" calcext:value-type="string">
            <text:p>omega</text:p>
          </table:table-cell>
          <table:table-cell table:style-name="ce8" office:value-type="string" calcext:value-type="string">
            <text:p>T</text:p>
          </table:table-cell>
          <table:table-cell table:style-name="ce9" office:value-type="string" calcext:value-type="string">
            <text:p>Sprawność</text:p>
          </table:table-cell>
        </table:table-row>
        <table:table-row table:style-name="ro1">
          <table:table-cell table:style-name="ce9" office:value-type="float" office:value="5000" calcext:value-type="float">
            <text:p>5000,00</text:p>
          </table:table-cell>
          <table:table-cell table:style-name="ce9" office:value-type="float" office:value="112" calcext:value-type="float">
            <text:p>112,00</text:p>
          </table:table-cell>
          <table:table-cell table:style-name="ce9" office:value-type="float" office:value="0.26" calcext:value-type="float">
            <text:p>0,26</text:p>
          </table:table-cell>
          <table:table-cell table:style-name="ce9" office:value-type="float" office:value="122" calcext:value-type="float">
            <text:p>122,00</text:p>
          </table:table-cell>
          <table:table-cell table:style-name="ce8" table:formula="of:=[.C51]*[.D51]" office:value-type="float" office:value="31.72" calcext:value-type="float">
            <text:p>31,72</text:p>
          </table:table-cell>
          <table:table-cell table:style-name="ce8" table:formula="of:=26*[.C51]*[.C51]" office:value-type="float" office:value="1.7576" calcext:value-type="float">
            <text:p>1,76</text:p>
          </table:table-cell>
          <table:table-cell table:style-name="ce8" table:formula="of:=1.2*[.A51]*[.A51]*10^(-6)+1.1*[.A51]*10^(-3)" office:value-type="float" office:value="35.5" calcext:value-type="float">
            <text:p>35,50</text:p>
          </table:table-cell>
          <table:table-cell table:style-name="ce8" table:formula="of:=[.E51]+[.F51]+[.G51]" office:value-type="float" office:value="68.9776" calcext:value-type="float">
            <text:p>68,98</text:p>
          </table:table-cell>
          <table:table-cell table:style-name="ce8" table:formula="of:=3.14*[.A51]/30" office:value-type="float" office:value="523.333333333333" calcext:value-type="float">
            <text:p>523,33</text:p>
          </table:table-cell>
          <table:table-cell table:style-name="ce8" table:formula="of:=[.H51]/[.I51]" office:value-type="float" office:value="0.131804331210191" calcext:value-type="float">
            <text:p>0,13</text:p>
          </table:table-cell>
          <table:table-cell table:style-name="ce8" table:formula="of:=[.H51]/[.B51]*100" office:value-type="float" office:value="61.5871428571429" calcext:value-type="float">
            <text:p>61,59</text:p>
          </table:table-cell>
        </table:table-row>
        <table:table-row table:style-name="ro1">
          <table:table-cell table:style-name="ce9" office:value-type="float" office:value="4900" calcext:value-type="float">
            <text:p>4900,00</text:p>
          </table:table-cell>
          <table:table-cell table:style-name="ce9" office:value-type="float" office:value="124" calcext:value-type="float">
            <text:p>124,00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120" calcext:value-type="float">
            <text:p>120,00</text:p>
          </table:table-cell>
          <table:table-cell table:style-name="ce8" table:formula="of:=[.C52]*[.D52]" office:value-type="float" office:value="38.4" calcext:value-type="float">
            <text:p>38,40</text:p>
          </table:table-cell>
          <table:table-cell table:style-name="ce8" table:formula="of:=26*[.C52]*[.C52]" office:value-type="float" office:value="2.6624" calcext:value-type="float">
            <text:p>2,66</text:p>
          </table:table-cell>
          <table:table-cell table:style-name="ce8" table:formula="of:=1.2*[.A52]*[.A52]*10^(-6)+1.1*[.A52]*10^(-3)" office:value-type="float" office:value="34.202" calcext:value-type="float">
            <text:p>34,20</text:p>
          </table:table-cell>
          <table:table-cell table:style-name="ce8" table:formula="of:=[.E52]+[.F52]+[.G52]" office:value-type="float" office:value="75.2644" calcext:value-type="float">
            <text:p>75,26</text:p>
          </table:table-cell>
          <table:table-cell table:style-name="ce8" table:formula="of:=3.14*[.A52]/30" office:value-type="float" office:value="512.866666666667" calcext:value-type="float">
            <text:p>512,87</text:p>
          </table:table-cell>
          <table:table-cell table:style-name="ce8" table:formula="of:=[.H52]/[.I52]" office:value-type="float" office:value="0.146752372286494" calcext:value-type="float">
            <text:p>0,15</text:p>
          </table:table-cell>
          <table:table-cell table:style-name="ce8" table:formula="of:=[.H52]/[.B52]*100" office:value-type="float" office:value="60.6970967741936" calcext:value-type="float">
            <text:p>60,70</text:p>
          </table:table-cell>
        </table:table-row>
        <table:table-row table:style-name="ro1">
          <table:table-cell table:style-name="ce9" office:value-type="float" office:value="4800" calcext:value-type="float">
            <text:p>4800,00</text:p>
          </table:table-cell>
          <table:table-cell table:style-name="ce9" office:value-type="float" office:value="144" calcext:value-type="float">
            <text:p>144,00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112" calcext:value-type="float">
            <text:p>112,00</text:p>
          </table:table-cell>
          <table:table-cell table:style-name="ce8" table:formula="of:=[.C53]*[.D53]" office:value-type="float" office:value="47.04" calcext:value-type="float">
            <text:p>47,04</text:p>
          </table:table-cell>
          <table:table-cell table:style-name="ce8" table:formula="of:=26*[.C53]*[.C53]" office:value-type="float" office:value="4.5864" calcext:value-type="float">
            <text:p>4,59</text:p>
          </table:table-cell>
          <table:table-cell table:style-name="ce8" table:formula="of:=1.2*[.A53]*[.A53]*10^(-6)+1.1*[.A53]*10^(-3)" office:value-type="float" office:value="32.928" calcext:value-type="float">
            <text:p>32,93</text:p>
          </table:table-cell>
          <table:table-cell table:style-name="ce8" table:formula="of:=[.E53]+[.F53]+[.G53]" office:value-type="float" office:value="84.5544" calcext:value-type="float">
            <text:p>84,55</text:p>
          </table:table-cell>
          <table:table-cell table:style-name="ce8" table:formula="of:=3.14*[.A53]/30" office:value-type="float" office:value="502.4" calcext:value-type="float">
            <text:p>502,40</text:p>
          </table:table-cell>
          <table:table-cell table:style-name="ce8" table:formula="of:=[.H53]/[.I53]" office:value-type="float" office:value="0.168300955414013" calcext:value-type="float">
            <text:p>0,17</text:p>
          </table:table-cell>
          <table:table-cell table:style-name="ce8" table:formula="of:=[.H53]/[.B53]*100" office:value-type="float" office:value="58.7183333333333" calcext:value-type="float">
            <text:p>58,72</text:p>
          </table:table-cell>
        </table:table-row>
        <table:table-row table:style-name="ro1">
          <table:table-cell table:style-name="ce9" office:value-type="float" office:value="4600" calcext:value-type="float">
            <text:p>4600,00</text:p>
          </table:table-cell>
          <table:table-cell table:style-name="ce9" office:value-type="float" office:value="160" calcext:value-type="float">
            <text:p>160,00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102" calcext:value-type="float">
            <text:p>102,00</text:p>
          </table:table-cell>
          <table:table-cell table:style-name="ce8" table:formula="of:=[.C54]*[.D54]" office:value-type="float" office:value="54.06" calcext:value-type="float">
            <text:p>54,06</text:p>
          </table:table-cell>
          <table:table-cell table:style-name="ce8" table:formula="of:=26*[.C54]*[.C54]" office:value-type="float" office:value="7.3034" calcext:value-type="float">
            <text:p>7,30</text:p>
          </table:table-cell>
          <table:table-cell table:style-name="ce8" table:formula="of:=1.2*[.A54]*[.A54]*10^(-6)+1.1*[.A54]*10^(-3)" office:value-type="float" office:value="30.452" calcext:value-type="float">
            <text:p>30,45</text:p>
          </table:table-cell>
          <table:table-cell table:style-name="ce8" table:formula="of:=[.E54]+[.F54]+[.G54]" office:value-type="float" office:value="91.8154" calcext:value-type="float">
            <text:p>91,82</text:p>
          </table:table-cell>
          <table:table-cell table:style-name="ce8" table:formula="of:=3.14*[.A54]/30" office:value-type="float" office:value="481.466666666667" calcext:value-type="float">
            <text:p>481,47</text:p>
          </table:table-cell>
          <table:table-cell table:style-name="ce8" table:formula="of:=[.H54]/[.I54]" office:value-type="float" office:value="0.190699390750485" calcext:value-type="float">
            <text:p>0,19</text:p>
          </table:table-cell>
          <table:table-cell table:style-name="ce8" table:formula="of:=[.H54]/[.B54]*100" office:value-type="float" office:value="57.384625" calcext:value-type="float">
            <text:p>57,38</text:p>
          </table:table-cell>
        </table:table-row>
        <table:table-row table:style-name="ro1">
          <table:table-cell table:style-name="ce9" office:value-type="float" office:value="4400" calcext:value-type="float">
            <text:p>4400,00</text:p>
          </table:table-cell>
          <table:table-cell table:style-name="ce9" office:value-type="float" office:value="168" calcext:value-type="float">
            <text:p>168,00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94" calcext:value-type="float">
            <text:p>94,00</text:p>
          </table:table-cell>
          <table:table-cell table:style-name="ce8" table:formula="of:=[.C55]*[.D55]" office:value-type="float" office:value="53.58" calcext:value-type="float">
            <text:p>53,58</text:p>
          </table:table-cell>
          <table:table-cell table:style-name="ce8" table:formula="of:=26*[.C55]*[.C55]" office:value-type="float" office:value="8.4474" calcext:value-type="float">
            <text:p>8,45</text:p>
          </table:table-cell>
          <table:table-cell table:style-name="ce8" table:formula="of:=1.2*[.A55]*[.A55]*10^(-6)+1.1*[.A55]*10^(-3)" office:value-type="float" office:value="28.072" calcext:value-type="float">
            <text:p>28,07</text:p>
          </table:table-cell>
          <table:table-cell table:style-name="ce8" table:formula="of:=[.E55]+[.F55]+[.G55]" office:value-type="float" office:value="90.0994" calcext:value-type="float">
            <text:p>90,10</text:p>
          </table:table-cell>
          <table:table-cell table:style-name="ce8" table:formula="of:=3.14*[.A55]/30" office:value-type="float" office:value="460.533333333333" calcext:value-type="float">
            <text:p>460,53</text:p>
          </table:table-cell>
          <table:table-cell table:style-name="ce8" table:formula="of:=[.H55]/[.I55]" office:value-type="float" office:value="0.195641430225825" calcext:value-type="float">
            <text:p>0,20</text:p>
          </table:table-cell>
          <table:table-cell table:style-name="ce8" table:formula="of:=[.H55]/[.B55]*100" office:value-type="float" office:value="53.6305952380952" calcext:value-type="float">
            <text:p>53,63</text:p>
          </table:table-cell>
        </table:table-row>
        <table:table-row table:style-name="ro1">
          <table:table-cell table:style-name="ce9" office:value-type="float" office:value="4300" calcext:value-type="float">
            <text:p>4300,00</text:p>
          </table:table-cell>
          <table:table-cell table:style-name="ce9" office:value-type="float" office:value="172" calcext:value-type="float">
            <text:p>172,00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90" calcext:value-type="float">
            <text:p>90,00</text:p>
          </table:table-cell>
          <table:table-cell table:style-name="ce8" table:formula="of:=[.C56]*[.D56]" office:value-type="float" office:value="54" calcext:value-type="float">
            <text:p>54,00</text:p>
          </table:table-cell>
          <table:table-cell table:style-name="ce8" table:formula="of:=26*[.C56]*[.C56]" office:value-type="float" office:value="9.36" calcext:value-type="float">
            <text:p>9,36</text:p>
          </table:table-cell>
          <table:table-cell table:style-name="ce8" table:formula="of:=1.2*[.A56]*[.A56]*10^(-6)+1.1*[.A56]*10^(-3)" office:value-type="float" office:value="26.918" calcext:value-type="float">
            <text:p>26,92</text:p>
          </table:table-cell>
          <table:table-cell table:style-name="ce8" table:formula="of:=[.E56]+[.F56]+[.G56]" office:value-type="float" office:value="90.278" calcext:value-type="float">
            <text:p>90,28</text:p>
          </table:table-cell>
          <table:table-cell table:style-name="ce8" table:formula="of:=3.14*[.A56]/30" office:value-type="float" office:value="450.066666666667" calcext:value-type="float">
            <text:p>450,07</text:p>
          </table:table-cell>
          <table:table-cell table:style-name="ce8" table:formula="of:=[.H56]/[.I56]" office:value-type="float" office:value="0.200588061027996" calcext:value-type="float">
            <text:p>0,20</text:p>
          </table:table-cell>
          <table:table-cell table:style-name="ce8" table:formula="of:=[.H56]/[.B56]*100" office:value-type="float" office:value="52.4872093023256" calcext:value-type="float">
            <text:p>52,49</text:p>
          </table:table-cell>
        </table:table-row>
        <table:table-row table:style-name="ro1">
          <table:table-cell table:style-name="ce9" office:value-type="float" office:value="4100" calcext:value-type="float">
            <text:p>4100,00</text:p>
          </table:table-cell>
          <table:table-cell table:style-name="ce9" office:value-type="float" office:value="180" calcext:value-type="float">
            <text:p>180,00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82" calcext:value-type="float">
            <text:p>82,00</text:p>
          </table:table-cell>
          <table:table-cell table:style-name="ce8" table:formula="of:=[.C57]*[.D57]" office:value-type="float" office:value="54.12" calcext:value-type="float">
            <text:p>54,12</text:p>
          </table:table-cell>
          <table:table-cell table:style-name="ce8" table:formula="of:=26*[.C57]*[.C57]" office:value-type="float" office:value="11.3256" calcext:value-type="float">
            <text:p>11,33</text:p>
          </table:table-cell>
          <table:table-cell table:style-name="ce8" table:formula="of:=1.2*[.A57]*[.A57]*10^(-6)+1.1*[.A57]*10^(-3)" office:value-type="float" office:value="24.682" calcext:value-type="float">
            <text:p>24,68</text:p>
          </table:table-cell>
          <table:table-cell table:style-name="ce8" table:formula="of:=[.E57]+[.F57]+[.G57]" office:value-type="float" office:value="90.1276" calcext:value-type="float">
            <text:p>90,13</text:p>
          </table:table-cell>
          <table:table-cell table:style-name="ce8" table:formula="of:=3.14*[.A57]/30" office:value-type="float" office:value="429.133333333333" calcext:value-type="float">
            <text:p>429,13</text:p>
          </table:table-cell>
          <table:table-cell table:style-name="ce8" table:formula="of:=[.H57]/[.I57]" office:value-type="float" office:value="0.210022370669567" calcext:value-type="float">
            <text:p>0,21</text:p>
          </table:table-cell>
          <table:table-cell table:style-name="ce8" table:formula="of:=[.H57]/[.B57]*100" office:value-type="float" office:value="50.0708888888889" calcext:value-type="float">
            <text:p>50,07</text:p>
          </table:table-cell>
        </table:table-row>
        <table:table-row table:style-name="ro1">
          <table:table-cell table:style-name="ce9" office:value-type="float" office:value="3800" calcext:value-type="float">
            <text:p>3800,00</text:p>
          </table:table-cell>
          <table:table-cell table:style-name="ce9" office:value-type="float" office:value="190" calcext:value-type="float">
            <text:p>190,00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71" calcext:value-type="float">
            <text:p>71,00</text:p>
          </table:table-cell>
          <table:table-cell table:style-name="ce8" table:formula="of:=[.C58]*[.D58]" office:value-type="float" office:value="51.12" calcext:value-type="float">
            <text:p>51,12</text:p>
          </table:table-cell>
          <table:table-cell table:style-name="ce8" table:formula="of:=26*[.C58]*[.C58]" office:value-type="float" office:value="13.4784" calcext:value-type="float">
            <text:p>13,48</text:p>
          </table:table-cell>
          <table:table-cell table:style-name="ce8" table:formula="of:=1.2*[.A58]*[.A58]*10^(-6)+1.1*[.A58]*10^(-3)" office:value-type="float" office:value="21.508" calcext:value-type="float">
            <text:p>21,51</text:p>
          </table:table-cell>
          <table:table-cell table:style-name="ce8" table:formula="of:=[.E58]+[.F58]+[.G58]" office:value-type="float" office:value="86.1064" calcext:value-type="float">
            <text:p>86,11</text:p>
          </table:table-cell>
          <table:table-cell table:style-name="ce8" table:formula="of:=3.14*[.A58]/30" office:value-type="float" office:value="397.733333333333" calcext:value-type="float">
            <text:p>397,73</text:p>
          </table:table-cell>
          <table:table-cell table:style-name="ce8" table:formula="of:=[.H58]/[.I58]" office:value-type="float" office:value="0.216492792490781" calcext:value-type="float">
            <text:p>0,22</text:p>
          </table:table-cell>
          <table:table-cell table:style-name="ce8" table:formula="of:=[.H58]/[.B58]*100" office:value-type="float" office:value="45.3191578947368" calcext:value-type="float">
            <text:p>45,32</text:p>
          </table:table-cell>
        </table:table-row>
        <table:table-row table:style-name="ro1">
          <table:table-cell table:style-name="ce9"/>
          <table:table-cell table:style-name="ce11" table:number-columns-repeated="3"/>
          <table:table-cell table:style-name="ce12" table:number-columns-repeated="6"/>
          <table:table-cell table:style-name="ce11"/>
        </table:table-row>
        <table:table-row table:style-name="ro1">
          <table:table-cell table:style-name="ce7" office:value-type="string" calcext:value-type="string" table:number-columns-spanned="11" table:number-rows-spanned="1">
            <text:p>zasilanie z regulatora tyrystorowego</text:p>
          </table:table-cell>
          <table:covered-table-cell table:style-name="ce10"/>
          <table:covered-table-cell table:number-columns-repeated="2" table:style-name="ce9"/>
          <table:covered-table-cell table:number-columns-repeated="6" table:style-name="ce8"/>
          <table:covered-table-cell table:style-name="ce9"/>
        </table:table-row>
        <table:table-row table:style-name="ro1">
          <table:table-cell table:style-name="ce8"/>
          <table:table-cell table:style-name="ce8" office:value-type="string" calcext:value-type="string">
            <text:p>Ppobsil</text:p>
          </table:table-cell>
          <table:table-cell table:style-name="ce8" office:value-type="string" calcext:value-type="string">
            <text:p>Ip</text:p>
          </table:table-cell>
          <table:table-cell table:style-name="ce8" office:value-type="string" calcext:value-type="string">
            <text:p>Up</text:p>
          </table:table-cell>
          <table:table-cell table:style-name="ce8" office:value-type="string" calcext:value-type="string">
            <text:p>Pod</text:p>
          </table:table-cell>
          <table:table-cell table:style-name="ce8" office:value-type="string" calcext:value-type="string">
            <text:p>Pcu</text:p>
          </table:table-cell>
          <table:table-cell table:style-name="ce8" office:value-type="string" calcext:value-type="string">
            <text:p>P0</text:p>
          </table:table-cell>
          <table:table-cell table:style-name="ce8" office:value-type="string" calcext:value-type="string">
            <text:p>P_odsil</text:p>
          </table:table-cell>
          <table:table-cell table:style-name="ce8" office:value-type="string" calcext:value-type="string">
            <text:p>omega</text:p>
          </table:table-cell>
          <table:table-cell table:style-name="ce8" office:value-type="string" calcext:value-type="string">
            <text:p>T</text:p>
          </table:table-cell>
          <table:table-cell table:style-name="ce9" office:value-type="string" calcext:value-type="string">
            <text:p>Sprawność</text:p>
          </table:table-cell>
        </table:table-row>
        <table:table-row table:style-name="ro1">
          <table:table-cell table:style-name="ce9" office:value-type="float" office:value="5000" calcext:value-type="float">
            <text:p>5000,00</text:p>
          </table:table-cell>
          <table:table-cell table:style-name="ce9" office:value-type="float" office:value="104" calcext:value-type="float">
            <text:p>104,00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121" calcext:value-type="float">
            <text:p>121,00</text:p>
          </table:table-cell>
          <table:table-cell table:style-name="ce8" table:formula="of:=[.C62]*[.D62]" office:value-type="float" office:value="30.25" calcext:value-type="float">
            <text:p>30,25</text:p>
          </table:table-cell>
          <table:table-cell table:style-name="ce8" table:formula="of:=26*[.C62]*[.C62]" office:value-type="float" office:value="1.625" calcext:value-type="float">
            <text:p>1,63</text:p>
          </table:table-cell>
          <table:table-cell table:style-name="ce8" table:formula="of:=1.2*[.A62]*[.A62]*10^(-6)+1.1*[.A62]*10^(-3)" office:value-type="float" office:value="35.5" calcext:value-type="float">
            <text:p>35,50</text:p>
          </table:table-cell>
          <table:table-cell table:style-name="ce8" table:formula="of:=[.E62]+[.F62]+[.G62]" office:value-type="float" office:value="67.375" calcext:value-type="float">
            <text:p>67,38</text:p>
          </table:table-cell>
          <table:table-cell table:style-name="ce8" table:formula="of:=3.14*[.A62]/30" office:value-type="float" office:value="523.333333333333" calcext:value-type="float">
            <text:p>523,33</text:p>
          </table:table-cell>
          <table:table-cell table:style-name="ce8" table:formula="of:=[.H62]/[.I62]" office:value-type="float" office:value="0.128742038216561" calcext:value-type="float">
            <text:p>0,13</text:p>
          </table:table-cell>
          <table:table-cell table:style-name="ce8" table:formula="of:=[.H62]/[.B62]*100" office:value-type="float" office:value="64.7836538461538" calcext:value-type="float">
            <text:p>64,78</text:p>
          </table:table-cell>
        </table:table-row>
        <table:table-row table:style-name="ro1">
          <table:table-cell table:style-name="ce9" office:value-type="float" office:value="4900" calcext:value-type="float">
            <text:p>4900,00</text:p>
          </table:table-cell>
          <table:table-cell table:style-name="ce9" office:value-type="float" office:value="110" calcext:value-type="float">
            <text:p>110,00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115" calcext:value-type="float">
            <text:p>115,00</text:p>
          </table:table-cell>
          <table:table-cell table:style-name="ce8" table:formula="of:=[.C63]*[.D63]" office:value-type="float" office:value="32.2" calcext:value-type="float">
            <text:p>32,20</text:p>
          </table:table-cell>
          <table:table-cell table:style-name="ce8" table:formula="of:=26*[.C63]*[.C63]" office:value-type="float" office:value="2.0384" calcext:value-type="float">
            <text:p>2,04</text:p>
          </table:table-cell>
          <table:table-cell table:style-name="ce8" table:formula="of:=1.2*[.A63]*[.A63]*10^(-6)+1.1*[.A63]*10^(-3)" office:value-type="float" office:value="34.202" calcext:value-type="float">
            <text:p>34,20</text:p>
          </table:table-cell>
          <table:table-cell table:style-name="ce8" table:formula="of:=[.E63]+[.F63]+[.G63]" office:value-type="float" office:value="68.4404" calcext:value-type="float">
            <text:p>68,44</text:p>
          </table:table-cell>
          <table:table-cell table:style-name="ce8" table:formula="of:=3.14*[.A63]/30" office:value-type="float" office:value="512.866666666667" calcext:value-type="float">
            <text:p>512,87</text:p>
          </table:table-cell>
          <table:table-cell table:style-name="ce8" table:formula="of:=[.H63]/[.I63]" office:value-type="float" office:value="0.133446769790719" calcext:value-type="float">
            <text:p>0,13</text:p>
          </table:table-cell>
          <table:table-cell table:style-name="ce8" table:formula="of:=[.H63]/[.B63]*100" office:value-type="float" office:value="62.2185454545455" calcext:value-type="float">
            <text:p>62,22</text:p>
          </table:table-cell>
        </table:table-row>
        <table:table-row table:style-name="ro1">
          <table:table-cell table:style-name="ce9" office:value-type="float" office:value="4800" calcext:value-type="float">
            <text:p>4800,00</text:p>
          </table:table-cell>
          <table:table-cell table:style-name="ce9" office:value-type="float" office:value="126" calcext:value-type="float">
            <text:p>126,00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110" calcext:value-type="float">
            <text:p>110,00</text:p>
          </table:table-cell>
          <table:table-cell table:style-name="ce8" table:formula="of:=[.C64]*[.D64]" office:value-type="float" office:value="39.6" calcext:value-type="float">
            <text:p>39,60</text:p>
          </table:table-cell>
          <table:table-cell table:style-name="ce8" table:formula="of:=26*[.C64]*[.C64]" office:value-type="float" office:value="3.3696" calcext:value-type="float">
            <text:p>3,37</text:p>
          </table:table-cell>
          <table:table-cell table:style-name="ce8" table:formula="of:=1.2*[.A64]*[.A64]*10^(-6)+1.1*[.A64]*10^(-3)" office:value-type="float" office:value="32.928" calcext:value-type="float">
            <text:p>32,93</text:p>
          </table:table-cell>
          <table:table-cell table:style-name="ce8" table:formula="of:=[.E64]+[.F64]+[.G64]" office:value-type="float" office:value="75.8976" calcext:value-type="float">
            <text:p>75,90</text:p>
          </table:table-cell>
          <table:table-cell table:style-name="ce8" table:formula="of:=3.14*[.A64]/30" office:value-type="float" office:value="502.4" calcext:value-type="float">
            <text:p>502,40</text:p>
          </table:table-cell>
          <table:table-cell table:style-name="ce8" table:formula="of:=[.H64]/[.I64]" office:value-type="float" office:value="0.151070063694268" calcext:value-type="float">
            <text:p>0,15</text:p>
          </table:table-cell>
          <table:table-cell table:style-name="ce8" table:formula="of:=[.H64]/[.B64]*100" office:value-type="float" office:value="60.2361904761905" calcext:value-type="float">
            <text:p>60,24</text:p>
          </table:table-cell>
        </table:table-row>
        <table:table-row table:style-name="ro1">
          <table:table-cell table:style-name="ce9" office:value-type="float" office:value="4500" calcext:value-type="float">
            <text:p>4500,00</text:p>
          </table:table-cell>
          <table:table-cell table:style-name="ce9" office:value-type="float" office:value="130" calcext:value-type="float">
            <text:p>130,00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100" calcext:value-type="float">
            <text:p>100,00</text:p>
          </table:table-cell>
          <table:table-cell table:style-name="ce8" table:formula="of:=[.C65]*[.D65]" office:value-type="float" office:value="40" calcext:value-type="float">
            <text:p>40,00</text:p>
          </table:table-cell>
          <table:table-cell table:style-name="ce8" table:formula="of:=26*[.C65]*[.C65]" office:value-type="float" office:value="4.16" calcext:value-type="float">
            <text:p>4,16</text:p>
          </table:table-cell>
          <table:table-cell table:style-name="ce8" table:formula="of:=1.2*[.A65]*[.A65]*10^(-6)+1.1*[.A65]*10^(-3)" office:value-type="float" office:value="29.25" calcext:value-type="float">
            <text:p>29,25</text:p>
          </table:table-cell>
          <table:table-cell table:style-name="ce8" table:formula="of:=[.E65]+[.F65]+[.G65]" office:value-type="float" office:value="73.41" calcext:value-type="float">
            <text:p>73,41</text:p>
          </table:table-cell>
          <table:table-cell table:style-name="ce8" table:formula="of:=3.14*[.A65]/30" office:value-type="float" office:value="471" calcext:value-type="float">
            <text:p>471,00</text:p>
          </table:table-cell>
          <table:table-cell table:style-name="ce8" table:formula="of:=[.H65]/[.I65]" office:value-type="float" office:value="0.155859872611465" calcext:value-type="float">
            <text:p>0,16</text:p>
          </table:table-cell>
          <table:table-cell table:style-name="ce8" table:formula="of:=[.H65]/[.B65]*100" office:value-type="float" office:value="56.4692307692308" calcext:value-type="float">
            <text:p>56,47</text:p>
          </table:table-cell>
        </table:table-row>
        <table:table-row table:style-name="ro1">
          <table:table-cell table:style-name="ce9" office:value-type="float" office:value="4300" calcext:value-type="float">
            <text:p>4300,00</text:p>
          </table:table-cell>
          <table:table-cell table:style-name="ce9" office:value-type="float" office:value="136" calcext:value-type="float">
            <text:p>136,00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93" calcext:value-type="float">
            <text:p>93,00</text:p>
          </table:table-cell>
          <table:table-cell table:style-name="ce8" table:formula="of:=[.C66]*[.D66]" office:value-type="float" office:value="40.92" calcext:value-type="float">
            <text:p>40,92</text:p>
          </table:table-cell>
          <table:table-cell table:style-name="ce8" table:formula="of:=26*[.C66]*[.C66]" office:value-type="float" office:value="5.0336" calcext:value-type="float">
            <text:p>5,03</text:p>
          </table:table-cell>
          <table:table-cell table:style-name="ce8" table:formula="of:=1.2*[.A66]*[.A66]*10^(-6)+1.1*[.A66]*10^(-3)" office:value-type="float" office:value="26.918" calcext:value-type="float">
            <text:p>26,92</text:p>
          </table:table-cell>
          <table:table-cell table:style-name="ce8" table:formula="of:=[.E66]+[.F66]+[.G66]" office:value-type="float" office:value="72.8716" calcext:value-type="float">
            <text:p>72,87</text:p>
          </table:table-cell>
          <table:table-cell table:style-name="ce8" table:formula="of:=3.14*[.A66]/30" office:value-type="float" office:value="450.066666666667" calcext:value-type="float">
            <text:p>450,07</text:p>
          </table:table-cell>
          <table:table-cell table:style-name="ce8" table:formula="of:=[.H66]/[.I66]" office:value-type="float" office:value="0.161912901792327" calcext:value-type="float">
            <text:p>0,16</text:p>
          </table:table-cell>
          <table:table-cell table:style-name="ce8" table:formula="of:=[.H66]/[.B66]*100" office:value-type="float" office:value="53.5820588235294" calcext:value-type="float">
            <text:p>53,58</text:p>
          </table:table-cell>
        </table:table-row>
        <table:table-row table:style-name="ro1">
          <table:table-cell table:style-name="ce9" office:value-type="float" office:value="4000" calcext:value-type="float">
            <text:p>4000,00</text:p>
          </table:table-cell>
          <table:table-cell table:style-name="ce9" office:value-type="float" office:value="140" calcext:value-type="float">
            <text:p>140,00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85" calcext:value-type="float">
            <text:p>85,00</text:p>
          </table:table-cell>
          <table:table-cell table:style-name="ce8" table:formula="of:=[.C67]*[.D67]" office:value-type="float" office:value="42.5" calcext:value-type="float">
            <text:p>42,50</text:p>
          </table:table-cell>
          <table:table-cell table:style-name="ce8" table:formula="of:=26*[.C67]*[.C67]" office:value-type="float" office:value="6.5" calcext:value-type="float">
            <text:p>6,50</text:p>
          </table:table-cell>
          <table:table-cell table:style-name="ce8" table:formula="of:=1.2*[.A67]*[.A67]*10^(-6)+1.1*[.A67]*10^(-3)" office:value-type="float" office:value="23.6" calcext:value-type="float">
            <text:p>23,60</text:p>
          </table:table-cell>
          <table:table-cell table:style-name="ce8" table:formula="of:=[.E67]+[.F67]+[.G67]" office:value-type="float" office:value="72.6" calcext:value-type="float">
            <text:p>72,60</text:p>
          </table:table-cell>
          <table:table-cell table:style-name="ce8" table:formula="of:=3.14*[.A67]/30" office:value-type="float" office:value="418.666666666667" calcext:value-type="float">
            <text:p>418,67</text:p>
          </table:table-cell>
          <table:table-cell table:style-name="ce8" table:formula="of:=[.H67]/[.I67]" office:value-type="float" office:value="0.173407643312102" calcext:value-type="float">
            <text:p>0,17</text:p>
          </table:table-cell>
          <table:table-cell table:style-name="ce8" table:formula="of:=[.H67]/[.B67]*100" office:value-type="float" office:value="51.8571428571429" calcext:value-type="float">
            <text:p>51,86</text:p>
          </table:table-cell>
        </table:table-row>
        <table:table-row table:style-name="ro1">
          <table:table-cell table:style-name="ce9" office:value-type="float" office:value="3700" calcext:value-type="float">
            <text:p>3700,00</text:p>
          </table:table-cell>
          <table:table-cell table:style-name="ce9" office:value-type="float" office:value="144" calcext:value-type="float">
            <text:p>144,00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75" calcext:value-type="float">
            <text:p>75,00</text:p>
          </table:table-cell>
          <table:table-cell table:style-name="ce8" table:formula="of:=[.C68]*[.D68]" office:value-type="float" office:value="40.5" calcext:value-type="float">
            <text:p>40,50</text:p>
          </table:table-cell>
          <table:table-cell table:style-name="ce8" table:formula="of:=26*[.C68]*[.C68]" office:value-type="float" office:value="7.5816" calcext:value-type="float">
            <text:p>7,58</text:p>
          </table:table-cell>
          <table:table-cell table:style-name="ce8" table:formula="of:=1.2*[.A68]*[.A68]*10^(-6)+1.1*[.A68]*10^(-3)" office:value-type="float" office:value="20.498" calcext:value-type="float">
            <text:p>20,50</text:p>
          </table:table-cell>
          <table:table-cell table:style-name="ce8" table:formula="of:=[.E68]+[.F68]+[.G68]" office:value-type="float" office:value="68.5796" calcext:value-type="float">
            <text:p>68,58</text:p>
          </table:table-cell>
          <table:table-cell table:style-name="ce8" table:formula="of:=3.14*[.A68]/30" office:value-type="float" office:value="387.266666666667" calcext:value-type="float">
            <text:p>387,27</text:p>
          </table:table-cell>
          <table:table-cell table:style-name="ce8" table:formula="of:=[.H68]/[.I68]" office:value-type="float" office:value="0.17708624548115" calcext:value-type="float">
            <text:p>0,18</text:p>
          </table:table-cell>
          <table:table-cell table:style-name="ce8" table:formula="of:=[.H68]/[.B68]*100" office:value-type="float" office:value="47.6247222222222" calcext:value-type="float">
            <text:p>47,62</text:p>
          </table:table-cell>
        </table:table-row>
        <table:table-row table:style-name="ro1">
          <table:table-cell table:style-name="ce9" office:value-type="float" office:value="3200" calcext:value-type="float">
            <text:p>3200,00</text:p>
          </table:table-cell>
          <table:table-cell table:style-name="ce9" office:value-type="float" office:value="148" calcext:value-type="float">
            <text:p>148,00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62" calcext:value-type="float">
            <text:p>62,00</text:p>
          </table:table-cell>
          <table:table-cell table:style-name="ce8" table:formula="of:=[.C69]*[.D69]" office:value-type="float" office:value="35.96" calcext:value-type="float">
            <text:p>35,96</text:p>
          </table:table-cell>
          <table:table-cell table:style-name="ce8" table:formula="of:=26*[.C69]*[.C69]" office:value-type="float" office:value="8.7464" calcext:value-type="float">
            <text:p>8,75</text:p>
          </table:table-cell>
          <table:table-cell table:style-name="ce8" table:formula="of:=1.2*[.A69]*[.A69]*10^(-6)+1.1*[.A69]*10^(-3)" office:value-type="float" office:value="15.808" calcext:value-type="float">
            <text:p>15,81</text:p>
          </table:table-cell>
          <table:table-cell table:style-name="ce8" table:formula="of:=[.E69]+[.F69]+[.G69]" office:value-type="float" office:value="60.5144" calcext:value-type="float">
            <text:p>60,51</text:p>
          </table:table-cell>
          <table:table-cell table:style-name="ce8" table:formula="of:=3.14*[.A69]/30" office:value-type="float" office:value="334.933333333333" calcext:value-type="float">
            <text:p>334,93</text:p>
          </table:table-cell>
          <table:table-cell table:style-name="ce8" table:formula="of:=[.H69]/[.I69]" office:value-type="float" office:value="0.180675955414013" calcext:value-type="float">
            <text:p>0,18</text:p>
          </table:table-cell>
          <table:table-cell table:style-name="ce8" table:formula="of:=[.H69]/[.B69]*100" office:value-type="float" office:value="40.8881081081081" calcext:value-type="float">
            <text:p>40,89</text:p>
          </table:table-cell>
        </table:table-row>
        <table:table-row table:style-name="ro1">
          <table:table-cell table:style-name="ce9" office:value-type="float" office:value="3000" calcext:value-type="float">
            <text:p>3000,00</text:p>
          </table:table-cell>
          <table:table-cell table:style-name="ce9" office:value-type="float" office:value="154" calcext:value-type="float">
            <text:p>154,00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56" calcext:value-type="float">
            <text:p>56,00</text:p>
          </table:table-cell>
          <table:table-cell table:style-name="ce8" table:formula="of:=[.C70]*[.D70]" office:value-type="float" office:value="17.92" calcext:value-type="float">
            <text:p>17,92</text:p>
          </table:table-cell>
          <table:table-cell table:style-name="ce8" table:formula="of:=26*[.C70]*[.C70]" office:value-type="float" office:value="2.6624" calcext:value-type="float">
            <text:p>2,66</text:p>
          </table:table-cell>
          <table:table-cell table:style-name="ce8" table:formula="of:=1.2*[.A70]*[.A70]*10^(-6)+1.1*[.A70]*10^(-3)" office:value-type="float" office:value="14.1" calcext:value-type="float">
            <text:p>14,10</text:p>
          </table:table-cell>
          <table:table-cell table:style-name="ce8" table:formula="of:=[.E70]+[.F70]+[.G70]" office:value-type="float" office:value="34.6824" calcext:value-type="float">
            <text:p>34,68</text:p>
          </table:table-cell>
          <table:table-cell table:style-name="ce8" table:formula="of:=3.14*[.A70]/30" office:value-type="float" office:value="314" calcext:value-type="float">
            <text:p>314,00</text:p>
          </table:table-cell>
          <table:table-cell table:style-name="ce8" table:formula="of:=[.H70]/[.I70]" office:value-type="float" office:value="0.110453503184713" calcext:value-type="float">
            <text:p>0,11</text:p>
          </table:table-cell>
          <table:table-cell table:style-name="ce8" table:formula="of:=[.H70]/[.B70]*100" office:value-type="float" office:value="22.521038961039" calcext:value-type="float">
            <text:p>22,5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 style:data-style-name="N2" text:time-value="09:16:45.37278407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